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1.59cm" svg:height="5.677cm" svg:x="3.048cm" svg:y="5.334cm" presentation:class="title" presentation:user-transformed="true">
          <draw:text-box>
            <text:p text:style-name="P2"><text:span text:style-name="T1">Práctica 3-2</text:span><text:span text:style-name="T1"><text:line-break/></text:span><text:span text:style-name="T1">Cadenas II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0-25T16:17:52.400236824</dc:date>
    <meta:editing-duration>P7DT21H9M1S</meta:editing-duration>
    <meta:editing-cycles>501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